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1:value-type="string" table:style-name="ce1" office:value-type="string">
            <text:p>Gemeente</text:p>
          </table:table-cell>
          <table:table-cell ns41:value-type="string" table:style-name="ce7" office:value-type="string">
            <text:p>Geslacht</text:p>
          </table:table-cell>
          <table:table-cell ns41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1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2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12" office:value-type="float">
            <text:p>52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85" office:value-type="float">
            <text:p>101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70" office:value-type="float">
            <text:p>88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69" office:value-type="float">
            <text:p>41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86" office:value-type="float">
            <text:p>19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28" office:value-type="float">
            <text:p>25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10" office:value-type="float">
            <text:p>40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488" office:value-type="float">
            <text:p>134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0" office:value-type="float">
            <text:p>9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7" office:value-type="float">
            <text:p>1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92" office:value-type="float">
            <text:p>25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75" office:value-type="float">
            <text:p>86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97" office:value-type="float">
            <text:p>66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435" office:value-type="float">
            <text:p>36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235" office:value-type="float">
            <text:p>312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143" office:value-type="float">
            <text:p>261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04" office:value-type="float">
            <text:p>30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94" office:value-type="float">
            <text:p>29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3" office:value-type="float">
            <text:p>1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38" office:value-type="float">
            <text:p>15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01" office:value-type="float">
            <text:p>32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853" office:value-type="float">
            <text:p>428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5" office:value-type="float">
            <text:p>7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78" office:value-type="float">
            <text:p>1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950" office:value-type="float">
            <text:p>339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67" office:value-type="float">
            <text:p>16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4588" office:value-type="float">
            <text:p>3445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22" office:value-type="float">
            <text:p>29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7" office:value-type="float">
            <text:p>2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95" office:value-type="float">
            <text:p>33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67" office:value-type="float">
            <text:p>51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336" office:value-type="float">
            <text:p>69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30" office:value-type="float">
            <text:p>21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17" office:value-type="float">
            <text:p>63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53" office:value-type="float">
            <text:p>15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53" office:value-type="float">
            <text:p>19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844" office:value-type="float">
            <text:p>618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39" office:value-type="float">
            <text:p>13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751" office:value-type="float">
            <text:p>21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49" office:value-type="float">
            <text:p>70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45" office:value-type="float">
            <text:p>70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35" office:value-type="float">
            <text:p>60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94" office:value-type="float">
            <text:p>25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36" office:value-type="float">
            <text:p>30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19" office:value-type="float">
            <text:p>118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01" office:value-type="float">
            <text:p>15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68" office:value-type="float">
            <text:p>36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41" office:value-type="float">
            <text:p>86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704" office:value-type="float">
            <text:p>187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90" office:value-type="float">
            <text:p>3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23" office:value-type="float">
            <text:p>19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9" office:value-type="float">
            <text:p>2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41" office:value-type="float">
            <text:p>25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28" office:value-type="float">
            <text:p>50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22" office:value-type="float">
            <text:p>63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00" office:value-type="float">
            <text:p>44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96" office:value-type="float">
            <text:p>38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59" office:value-type="float">
            <text:p>15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12" office:value-type="float">
            <text:p>15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16" office:value-type="float">
            <text:p>58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96" office:value-type="float">
            <text:p>67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18" office:value-type="float">
            <text:p>24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62" office:value-type="float">
            <text:p>47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0" office:value-type="float">
            <text:p>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67" office:value-type="float">
            <text:p>77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50" office:value-type="float">
            <text:p>28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36" office:value-type="float">
            <text:p>1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67" office:value-type="float">
            <text:p>15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15" office:value-type="float">
            <text:p>22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32" office:value-type="float">
            <text:p>27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38" office:value-type="float">
            <text:p>66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04" office:value-type="float">
            <text:p>67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888" office:value-type="float">
            <text:p>218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62" office:value-type="float">
            <text:p>49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43" office:value-type="float">
            <text:p>93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95" office:value-type="float">
            <text:p>12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46" office:value-type="float">
            <text:p>27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37" office:value-type="float">
            <text:p>35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29" office:value-type="float">
            <text:p>73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85" office:value-type="float">
            <text:p>49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7" office:value-type="float">
            <text:p>7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63" office:value-type="float">
            <text:p>42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26" office:value-type="float">
            <text:p>63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50" office:value-type="float">
            <text:p>94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03" office:value-type="float">
            <text:p>76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612" office:value-type="float">
            <text:p>176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72" office:value-type="float">
            <text:p>21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64" office:value-type="float">
            <text:p>42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155" office:value-type="float">
            <text:p>151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9" office:value-type="float">
            <text:p>4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84" office:value-type="float">
            <text:p>47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64" office:value-type="float">
            <text:p>53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91" office:value-type="float">
            <text:p>40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0" office:value-type="float">
            <text:p>11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38" office:value-type="float">
            <text:p>81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93" office:value-type="float">
            <text:p>26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92" office:value-type="float">
            <text:p>84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69" office:value-type="float">
            <text:p>43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80" office:value-type="float">
            <text:p>34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72" office:value-type="float">
            <text:p>48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73" office:value-type="float">
            <text:p>5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85" office:value-type="float">
            <text:p>62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36" office:value-type="float">
            <text:p>9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18" office:value-type="float">
            <text:p>95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13" office:value-type="float">
            <text:p>69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96" office:value-type="float">
            <text:p>68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53" office:value-type="float">
            <text:p>12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99" office:value-type="float">
            <text:p>31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9" office:value-type="float">
            <text:p>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958" office:value-type="float">
            <text:p>569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20" office:value-type="float">
            <text:p>59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21" office:value-type="float">
            <text:p>5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78" office:value-type="float">
            <text:p>75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51" office:value-type="float">
            <text:p>13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2" office:value-type="float">
            <text:p>9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39" office:value-type="float">
            <text:p>15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99" office:value-type="float">
            <text:p>102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87" office:value-type="float">
            <text:p>128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98" office:value-type="float">
            <text:p>57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64" office:value-type="float">
            <text:p>24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57" office:value-type="float">
            <text:p>69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38" office:value-type="float">
            <text:p>88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35" office:value-type="float">
            <text:p>45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165" office:value-type="float">
            <text:p>16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23" office:value-type="float">
            <text:p>13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187" office:value-type="float">
            <text:p>21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05" office:value-type="float">
            <text:p>113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27" office:value-type="float">
            <text:p>17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74" office:value-type="float">
            <text:p>6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5" office:value-type="float">
            <text:p>12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35" office:value-type="float">
            <text:p>8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23" office:value-type="float">
            <text:p>95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20" office:value-type="float">
            <text:p>28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24" office:value-type="float">
            <text:p>74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84" office:value-type="float">
            <text:p>9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964" office:value-type="float">
            <text:p>429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043" office:value-type="float">
            <text:p>130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70" office:value-type="float">
            <text:p>59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314" office:value-type="float">
            <text:p>143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488" office:value-type="float">
            <text:p>314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67" office:value-type="float">
            <text:p>76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97" office:value-type="float">
            <text:p>72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42" office:value-type="float">
            <text:p>1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11" office:value-type="float">
            <text:p>53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07" office:value-type="float">
            <text:p>18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70" office:value-type="float">
            <text:p>17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29" office:value-type="float">
            <text:p>28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43" office:value-type="float">
            <text:p>37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11" office:value-type="float">
            <text:p>33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95" office:value-type="float">
            <text:p>19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11" office:value-type="float">
            <text:p>52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446" office:value-type="float">
            <text:p>184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51" office:value-type="float">
            <text:p>59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09" office:value-type="float">
            <text:p>19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11" office:value-type="float">
            <text:p>102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83" office:value-type="float">
            <text:p>32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73" office:value-type="float">
            <text:p>50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123" office:value-type="float">
            <text:p>531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45" office:value-type="float">
            <text:p>43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18" office:value-type="float">
            <text:p>16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93" office:value-type="float">
            <text:p>81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20" office:value-type="float">
            <text:p>22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608" office:value-type="float">
            <text:p>106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50" office:value-type="float">
            <text:p>78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72" office:value-type="float">
            <text:p>58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40" office:value-type="float">
            <text:p>26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63" office:value-type="float">
            <text:p>51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12" office:value-type="float">
            <text:p>20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78" office:value-type="float">
            <text:p>2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33" office:value-type="float">
            <text:p>18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36" office:value-type="float">
            <text:p>85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77" office:value-type="float">
            <text:p>3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786" office:value-type="float">
            <text:p>11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321" office:value-type="float">
            <text:p>41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66" office:value-type="float">
            <text:p>49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51" office:value-type="float">
            <text:p>33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8" office:value-type="float">
            <text:p>12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68" office:value-type="float">
            <text:p>58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06" office:value-type="float">
            <text:p>56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74" office:value-type="float">
            <text:p>83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65" office:value-type="float">
            <text:p>29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57" office:value-type="float">
            <text:p>38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634" office:value-type="float">
            <text:p>976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25" office:value-type="float">
            <text:p>98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63" office:value-type="float">
            <text:p>41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84" office:value-type="float">
            <text:p>83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455" office:value-type="float">
            <text:p>45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51" office:value-type="float">
            <text:p>7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210" office:value-type="float">
            <text:p>722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474" office:value-type="float">
            <text:p>164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96" office:value-type="float">
            <text:p>119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54" office:value-type="float">
            <text:p>29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9" office:value-type="float">
            <text:p>9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45" office:value-type="float">
            <text:p>146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7" office:value-type="float">
            <text:p>9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3" office:value-type="float">
            <text:p>9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78" office:value-type="float">
            <text:p>44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65" office:value-type="float">
            <text:p>3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2" office:value-type="float">
            <text:p>13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77" office:value-type="float">
            <text:p>61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41" office:value-type="float">
            <text:p>2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83" office:value-type="float">
            <text:p>37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61" office:value-type="float">
            <text:p>20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02" office:value-type="float">
            <text:p>32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96" office:value-type="float">
            <text:p>23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96" office:value-type="float">
            <text:p>102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266" office:value-type="float">
            <text:p>13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603" office:value-type="float">
            <text:p>176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48" office:value-type="float">
            <text:p>84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22" office:value-type="float">
            <text:p>101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64" office:value-type="float">
            <text:p>34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43" office:value-type="float">
            <text:p>3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87" office:value-type="float">
            <text:p>79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07" office:value-type="float">
            <text:p>15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24" office:value-type="float">
            <text:p>23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51" office:value-type="float">
            <text:p>28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656" office:value-type="float">
            <text:p>106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42" office:value-type="float">
            <text:p>51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67" office:value-type="float">
            <text:p>148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81" office:value-type="float">
            <text:p>8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18" office:value-type="float">
            <text:p>59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133" office:value-type="float">
            <text:p>141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96" office:value-type="float">
            <text:p>69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233" office:value-type="float">
            <text:p>292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5" office:value-type="float">
            <text:p>13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5" office:value-type="float">
            <text:p>4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75" office:value-type="float">
            <text:p>8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90" office:value-type="float">
            <text:p>29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73" office:value-type="float">
            <text:p>14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83" office:value-type="float">
            <text:p>50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46" office:value-type="float">
            <text:p>45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35" office:value-type="float">
            <text:p>39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6223" office:value-type="float">
            <text:p>2162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7" office:value-type="float">
            <text:p>10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84" office:value-type="float">
            <text:p>8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6" office:value-type="float">
            <text:p>12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23" office:value-type="float">
            <text:p>21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71" office:value-type="float">
            <text:p>43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56" office:value-type="float">
            <text:p>91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418" office:value-type="float">
            <text:p>794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13" office:value-type="float">
            <text:p>17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30" office:value-type="float">
            <text:p>15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26" office:value-type="float">
            <text:p>44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14" office:value-type="float">
            <text:p>34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93" office:value-type="float">
            <text:p>21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183" office:value-type="float">
            <text:p>111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47" office:value-type="float">
            <text:p>25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572" office:value-type="float">
            <text:p>755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42" office:value-type="float">
            <text:p>2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101" office:value-type="float">
            <text:p>401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84" office:value-type="float">
            <text:p>22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10" office:value-type="float">
            <text:p>29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0" office:value-type="float">
            <text:p>6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90" office:value-type="float">
            <text:p>6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98" office:value-type="float">
            <text:p>71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12" office:value-type="float">
            <text:p>14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951" office:value-type="float">
            <text:p>159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426" office:value-type="float">
            <text:p>154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30" office:value-type="float">
            <text:p>7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58" office:value-type="float">
            <text:p>91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39" office:value-type="float">
            <text:p>30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12" office:value-type="float">
            <text:p>78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84" office:value-type="float">
            <text:p>36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85" office:value-type="float">
            <text:p>78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38" office:value-type="float">
            <text:p>32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20" office:value-type="float">
            <text:p>57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83" office:value-type="float">
            <text:p>29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33" office:value-type="float">
            <text:p>55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39" office:value-type="float">
            <text:p>17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91" office:value-type="float">
            <text:p>21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87" office:value-type="float">
            <text:p>16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376" office:value-type="float">
            <text:p>123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87" office:value-type="float">
            <text:p>88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514" office:value-type="float">
            <text:p>185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4" office:value-type="float">
            <text:p>5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538" office:value-type="float">
            <text:p>165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29" office:value-type="float">
            <text:p>17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041" office:value-type="float">
            <text:p>35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81" office:value-type="float">
            <text:p>49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21" office:value-type="float">
            <text:p>4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22" office:value-type="float">
            <text:p>55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8" office:value-type="float">
            <text:p>5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537" office:value-type="float">
            <text:p>105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99" office:value-type="float">
            <text:p>16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67" office:value-type="float">
            <text:p>32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45" office:value-type="float">
            <text:p>86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572" office:value-type="float">
            <text:p>325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790" office:value-type="float">
            <text:p>167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28" office:value-type="float">
            <text:p>11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415" office:value-type="float">
            <text:p>294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43" office:value-type="float">
            <text:p>22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50" office:value-type="float">
            <text:p>83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49" office:value-type="float">
            <text:p>4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408" office:value-type="float">
            <text:p>374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79" office:value-type="float">
            <text:p>24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1" office:value-type="float">
            <text:p>16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253" office:value-type="float">
            <text:p>43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12" office:value-type="float">
            <text:p>42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1" office:value-type="float">
            <text:p>12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08" office:value-type="float">
            <text:p>43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3" office:value-type="float">
            <text:p>1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85" office:value-type="float">
            <text:p>57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35" office:value-type="float">
            <text:p>28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54" office:value-type="float">
            <text:p>27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56" office:value-type="float">
            <text:p>91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59" office:value-type="float">
            <text:p>45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014" office:value-type="float">
            <text:p>440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6" office:value-type="float">
            <text:p>4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88" office:value-type="float">
            <text:p>113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46" office:value-type="float">
            <text:p>38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99" office:value-type="float">
            <text:p>37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69" office:value-type="float">
            <text:p>43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15" office:value-type="float">
            <text:p>39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3" office:value-type="float">
            <text:p>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95" office:value-type="float">
            <text:p>17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91" office:value-type="float">
            <text:p>2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00" office:value-type="float">
            <text:p>40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995" office:value-type="float">
            <text:p>219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937" office:value-type="float">
            <text:p>179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22" office:value-type="float">
            <text:p>202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3" office:value-type="float">
            <text:p>7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9" office:value-type="float">
            <text:p>7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700" office:value-type="float">
            <text:p>87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23" office:value-type="float">
            <text:p>48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64" office:value-type="float">
            <text:p>11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13" office:value-type="float">
            <text:p>71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258" office:value-type="float">
            <text:p>152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09" office:value-type="float">
            <text:p>23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42" office:value-type="float">
            <text:p>92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5" office:value-type="float">
            <text:p>22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86" office:value-type="float">
            <text:p>2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89" office:value-type="float">
            <text:p>44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19" office:value-type="float">
            <text:p>14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44" office:value-type="float">
            <text:p>26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62" office:value-type="float">
            <text:p>59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12" office:value-type="float">
            <text:p>82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83" office:value-type="float">
            <text:p>15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0" office:value-type="float">
            <text:p>4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3" office:value-type="float">
            <text:p>5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90" office:value-type="float">
            <text:p>149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4" office:value-type="float">
            <text:p>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72" office:value-type="float">
            <text:p>46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014" office:value-type="float">
            <text:p>190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0" office:value-type="float">
            <text:p>1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2" office:value-type="float">
            <text:p>6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124" office:value-type="float">
            <text:p>231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49" office:value-type="float">
            <text:p>29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79" office:value-type="float">
            <text:p>19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66" office:value-type="float">
            <text:p>44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55" office:value-type="float">
            <text:p>18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51" office:value-type="float">
            <text:p>21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3" office:value-type="float">
            <text:p>9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90" office:value-type="float">
            <text:p>32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5" office:value-type="float">
            <text:p>14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32" office:value-type="float">
            <text:p>62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10" office:value-type="float">
            <text:p>17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55" office:value-type="float">
            <text:p>30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87" office:value-type="float">
            <text:p>139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51" office:value-type="float">
            <text:p>41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53" office:value-type="float">
            <text:p>10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73" office:value-type="float">
            <text:p>66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7" office:value-type="float">
            <text:p>9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78" office:value-type="float">
            <text:p>5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41" office:value-type="float">
            <text:p>85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5" office:value-type="float">
            <text:p>6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56" office:value-type="float">
            <text:p>80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42" office:value-type="float">
            <text:p>31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440" office:value-type="float">
            <text:p>404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05" office:value-type="float">
            <text:p>44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429" office:value-type="float">
            <text:p>504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353" office:value-type="float">
            <text:p>103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46" office:value-type="float">
            <text:p>146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0" office:value-type="float">
            <text:p>22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74" office:value-type="float">
            <text:p>36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801" office:value-type="float">
            <text:p>218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02" office:value-type="float">
            <text:p>55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521" office:value-type="float">
            <text:p>105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59" office:value-type="float">
            <text:p>12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22" office:value-type="float">
            <text:p>89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76" office:value-type="float">
            <text:p>20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37" office:value-type="float">
            <text:p>3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12" office:value-type="float">
            <text:p>49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63" office:value-type="float">
            <text:p>28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22" office:value-type="float">
            <text:p>28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65" office:value-type="float">
            <text:p>24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40" office:value-type="float">
            <text:p>19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24" office:value-type="float">
            <text:p>22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14" office:value-type="float">
            <text:p>98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41" office:value-type="float">
            <text:p>29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759" office:value-type="float">
            <text:p>87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88" office:value-type="float">
            <text:p>34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66" office:value-type="float">
            <text:p>97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29" office:value-type="float">
            <text:p>41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30" office:value-type="float">
            <text:p>1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22" office:value-type="float">
            <text:p>109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44" office:value-type="float">
            <text:p>1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28" office:value-type="float">
            <text:p>4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79" office:value-type="float">
            <text:p>29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531" office:value-type="float">
            <text:p>145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28" office:value-type="float">
            <text:p>45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50" office:value-type="float">
            <text:p>38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33" office:value-type="float">
            <text:p>55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56" office:value-type="float">
            <text:p>15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27" office:value-type="float">
            <text:p>41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37" office:value-type="float">
            <text:p>29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609" office:value-type="float">
            <text:p>166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676" office:value-type="float">
            <text:p>536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22" office:value-type="float">
            <text:p>57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88" office:value-type="float">
            <text:p>17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36" office:value-type="float">
            <text:p>17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97" office:value-type="float">
            <text:p>35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0" office:value-type="float">
            <text:p>10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89" office:value-type="float">
            <text:p>43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26" office:value-type="float">
            <text:p>29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95" office:value-type="float">
            <text:p>34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2" office:value-type="float">
            <text:p>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14" office:value-type="float">
            <text:p>15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73" office:value-type="float">
            <text:p>35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29" office:value-type="float">
            <text:p>42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52" office:value-type="float">
            <text:p>14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69" office:value-type="float">
            <text:p>26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82" office:value-type="float">
            <text:p>34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79" office:value-type="float">
            <text:p>66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18" office:value-type="float">
            <text:p>109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2" office:value-type="float">
            <text:p>9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668" office:value-type="float">
            <text:p>186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55" office:value-type="float">
            <text:p>72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38" office:value-type="float">
            <text:p>14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1" office:value-type="float">
            <text:p>12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10" office:value-type="float">
            <text:p>21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45" office:value-type="float">
            <text:p>66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30" office:value-type="float">
            <text:p>21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66" office:value-type="float">
            <text:p>51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82" office:value-type="float">
            <text:p>25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00" office:value-type="float">
            <text:p>26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8" office:value-type="float">
            <text:p>13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7" office:value-type="float">
            <text:p>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25" office:value-type="float">
            <text:p>47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00" office:value-type="float">
            <text:p>94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77" office:value-type="float">
            <text:p>31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9" office:value-type="float">
            <text:p>14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18" office:value-type="float">
            <text:p>36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04" office:value-type="float">
            <text:p>26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42" office:value-type="float">
            <text:p>2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79" office:value-type="float">
            <text:p>127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96" office:value-type="float">
            <text:p>79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97" office:value-type="float">
            <text:p>24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60" office:value-type="float">
            <text:p>74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38" office:value-type="float">
            <text:p>56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77" office:value-type="float">
            <text:p>18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48" office:value-type="float">
            <text:p>51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15" office:value-type="float">
            <text:p>40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79" office:value-type="float">
            <text:p>14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49" office:value-type="float">
            <text:p>26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231" office:value-type="float">
            <text:p>212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14" office:value-type="float">
            <text:p>50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03" office:value-type="float">
            <text:p>71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8" office:value-type="float">
            <text:p>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18" office:value-type="float">
            <text:p>54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39" office:value-type="float">
            <text:p>47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6" office:value-type="float">
            <text:p>4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00" office:value-type="float">
            <text:p>41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95" office:value-type="float">
            <text:p>37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5" office:value-type="float">
            <text:p>7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6" office:value-type="float">
            <text:p>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94" office:value-type="float">
            <text:p>16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7" office:value-type="float">
            <text:p>14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50" office:value-type="float">
            <text:p>11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1" office:value-type="float">
            <text:p>6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6" office:value-type="float">
            <text:p>1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34" office:value-type="float">
            <text:p>119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692" office:value-type="float">
            <text:p>716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10" office:value-type="float">
            <text:p>34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9" office:value-type="float">
            <text:p>5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2" office:value-type="float">
            <text:p>7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00" office:value-type="float">
            <text:p>48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164" office:value-type="float">
            <text:p>191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98" office:value-type="float">
            <text:p>114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22" office:value-type="float">
            <text:p>75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14" office:value-type="float">
            <text:p>33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52" office:value-type="float">
            <text:p>32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86" office:value-type="float">
            <text:p>89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30" office:value-type="float">
            <text:p>1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30" office:value-type="float">
            <text:p>3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296" office:value-type="float">
            <text:p>112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30" office:value-type="float">
            <text:p>38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21" office:value-type="float">
            <text:p>1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13" office:value-type="float">
            <text:p>29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23" office:value-type="float">
            <text:p>62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65" office:value-type="float">
            <text:p>1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36" office:value-type="float">
            <text:p>72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3" office:value-type="float">
            <text:p>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07" office:value-type="float">
            <text:p>24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48" office:value-type="float">
            <text:p>54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95" office:value-type="float">
            <text:p>82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033" office:value-type="float">
            <text:p>100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90" office:value-type="float">
            <text:p>12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6" office:value-type="float">
            <text:p>11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038" office:value-type="float">
            <text:p>140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68" office:value-type="float">
            <text:p>45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71" office:value-type="float">
            <text:p>8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17" office:value-type="float">
            <text:p>23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66" office:value-type="float">
            <text:p>9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91" office:value-type="float">
            <text:p>32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64" office:value-type="float">
            <text:p>25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79" office:value-type="float">
            <text:p>24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109" office:value-type="float">
            <text:p>221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23" office:value-type="float">
            <text:p>46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147" office:value-type="float">
            <text:p>12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09" office:value-type="float">
            <text:p>3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99" office:value-type="float">
            <text:p>20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enbaar Lichaam Z.IJ.P.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63" office:value-type="float">
            <text:p>61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82" office:value-type="float">
            <text:p>35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55" office:value-type="float">
            <text:p>50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938" office:value-type="float">
            <text:p>12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938" office:value-type="float">
            <text:p>23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05" office:value-type="float">
            <text:p>26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6" office:value-type="float">
            <text:p>4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93" office:value-type="float">
            <text:p>40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0" office:value-type="float">
            <text:p>10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98" office:value-type="float">
            <text:p>76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42" office:value-type="float">
            <text:p>41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87" office:value-type="float">
            <text:p>6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53" office:value-type="float">
            <text:p>56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88" office:value-type="float">
            <text:p>27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26" office:value-type="float">
            <text:p>35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0" office:value-type="float">
            <text:p>11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589" office:value-type="float">
            <text:p>12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54" office:value-type="float">
            <text:p>24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6" office:value-type="float">
            <text:p>7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73" office:value-type="float">
            <text:p>8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7" office:value-type="float">
            <text:p>5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03" office:value-type="float">
            <text:p>101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45" office:value-type="float">
            <text:p>20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46" office:value-type="float">
            <text:p>50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664" office:value-type="float">
            <text:p>186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96" office:value-type="float">
            <text:p>18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36" office:value-type="float">
            <text:p>95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19" office:value-type="float">
            <text:p>28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564" office:value-type="float">
            <text:p>125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03" office:value-type="float">
            <text:p>61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3" office:value-type="float">
            <text:p>14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30" office:value-type="float">
            <text:p>38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36" office:value-type="float">
            <text:p>45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81" office:value-type="float">
            <text:p>9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078" office:value-type="float">
            <text:p>160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61" office:value-type="float">
            <text:p>16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59" office:value-type="float">
            <text:p>37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442" office:value-type="float">
            <text:p>23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79" office:value-type="float">
            <text:p>85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18" office:value-type="float">
            <text:p>35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680" office:value-type="float">
            <text:p>236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7" office:value-type="float">
            <text:p>11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2" office:value-type="float">
            <text:p>6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39" office:value-type="float">
            <text:p>58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74" office:value-type="float">
            <text:p>2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99" office:value-type="float">
            <text:p>107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846" office:value-type="float">
            <text:p>248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22" office:value-type="float">
            <text:p>85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559" office:value-type="float">
            <text:p>185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86" office:value-type="float">
            <text:p>22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26" office:value-type="float">
            <text:p>30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604" office:value-type="float">
            <text:p>276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6" office:value-type="float">
            <text:p>8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263" office:value-type="float">
            <text:p>112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45" office:value-type="float">
            <text:p>14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9864" office:value-type="float">
            <text:p>2798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96" office:value-type="float">
            <text:p>74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5" office:value-type="float">
            <text:p>6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15" office:value-type="float">
            <text:p>102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04" office:value-type="float">
            <text:p>34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73" office:value-type="float">
            <text:p>17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17" office:value-type="float">
            <text:p>37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65" office:value-type="float">
            <text:p>46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33" office:value-type="float">
            <text:p>62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31" office:value-type="float">
            <text:p>83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93" office:value-type="float">
            <text:p>84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25" office:value-type="float">
            <text:p>36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04" office:value-type="float">
            <text:p>39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1" office:value-type="float">
            <text:p>5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57" office:value-type="float">
            <text:p>39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469" office:value-type="float">
            <text:p>364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0" office:value-type="float">
            <text:p>4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13" office:value-type="float">
            <text:p>99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98" office:value-type="float">
            <text:p>17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26" office:value-type="float">
            <text:p>24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97" office:value-type="float">
            <text:p>39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31" office:value-type="float">
            <text:p>39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91" office:value-type="float">
            <text:p>52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7" office:value-type="float">
            <text:p>7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93" office:value-type="float">
            <text:p>32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04" office:value-type="float">
            <text:p>35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06" office:value-type="float">
            <text:p>33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9" office:value-type="float">
            <text:p>7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4" office:value-type="float">
            <text:p>10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47" office:value-type="float">
            <text:p>16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21" office:value-type="float">
            <text:p>25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2" office:value-type="float">
            <text:p>11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37" office:value-type="float">
            <text:p>60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09" office:value-type="float">
            <text:p>80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342" office:value-type="float">
            <text:p>16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44" office:value-type="float">
            <text:p>4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0" office:value-type="float">
            <text:p>3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199" office:value-type="float">
            <text:p>111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36" office:value-type="float">
            <text:p>71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7" office:value-type="float">
            <text:p>3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7" office:value-type="float">
            <text:p>1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172" office:value-type="float">
            <text:p>241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83" office:value-type="float">
            <text:p>44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30" office:value-type="float">
            <text:p>13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6" office:value-type="float">
            <text:p>4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857" office:value-type="float">
            <text:p>198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83" office:value-type="float">
            <text:p>82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78" office:value-type="float">
            <text:p>74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57" office:value-type="float">
            <text:p>18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791" office:value-type="float">
            <text:p>207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50" office:value-type="float">
            <text:p>41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49" office:value-type="float">
            <text:p>34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912" office:value-type="float">
            <text:p>169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62" office:value-type="float">
            <text:p>13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89" office:value-type="float">
            <text:p>63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7" office:value-type="float">
            <text:p>5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52" office:value-type="float">
            <text:p>93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0" office:value-type="float">
            <text:p>9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76" office:value-type="float">
            <text:p>68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47" office:value-type="float">
            <text:p>23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93" office:value-type="float">
            <text:p>107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25" office:value-type="float">
            <text:p>66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1" office:value-type="float">
            <text:p>7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62" office:value-type="float">
            <text:p>21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00" office:value-type="float">
            <text:p>25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30" office:value-type="float">
            <text:p>12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49" office:value-type="float">
            <text:p>4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76" office:value-type="float">
            <text:p>36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05" office:value-type="float">
            <text:p>44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78" office:value-type="float">
            <text:p>88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98" office:value-type="float">
            <text:p>41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41" office:value-type="float">
            <text:p>22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829" office:value-type="float">
            <text:p>178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31" office:value-type="float">
            <text:p>23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89" office:value-type="float">
            <text:p>27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06" office:value-type="float">
            <text:p>63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63" office:value-type="float">
            <text:p>92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4" office:value-type="float">
            <text:p>12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425" office:value-type="float">
            <text:p>144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2" office:value-type="float">
            <text:p>2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38" office:value-type="float">
            <text:p>148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283" office:value-type="float">
            <text:p>762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29" office:value-type="float">
            <text:p>89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22" office:value-type="float">
            <text:p>60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52" office:value-type="float">
            <text:p>51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755" office:value-type="float">
            <text:p>167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25" office:value-type="float">
            <text:p>44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27" office:value-type="float">
            <text:p>49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98" office:value-type="float">
            <text:p>114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80" office:value-type="float">
            <text:p>19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67" office:value-type="float">
            <text:p>18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55" office:value-type="float">
            <text:p>53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44" office:value-type="float">
            <text:p>25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4" office:value-type="float">
            <text:p>8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31" office:value-type="float">
            <text:p>27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692" office:value-type="float">
            <text:p>1146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76" office:value-type="float">
            <text:p>56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12" office:value-type="float">
            <text:p>15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32" office:value-type="float">
            <text:p>61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66" office:value-type="float">
            <text:p>29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44" office:value-type="float">
            <text:p>138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069" office:value-type="float">
            <text:p>140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092" office:value-type="float">
            <text:p>200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98" office:value-type="float">
            <text:p>22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37" office:value-type="float">
            <text:p>12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341" office:value-type="float">
            <text:p>173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728" office:value-type="float">
            <text:p>297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89" office:value-type="float">
            <text:p>3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965" office:value-type="float">
            <text:p>309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728" office:value-type="float">
            <text:p>167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42" office:value-type="float">
            <text:p>2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86" office:value-type="float">
            <text:p>73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21" office:value-type="float">
            <text:p>41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57" office:value-type="float">
            <text:p>43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102" office:value-type="float">
            <text:p>391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38" office:value-type="float">
            <text:p>83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33" office:value-type="float">
            <text:p>17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49" office:value-type="float">
            <text:p>8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5" office:value-type="float">
            <text:p>5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03" office:value-type="float">
            <text:p>71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221" office:value-type="float">
            <text:p>232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0" office:value-type="float">
            <text:p>3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0" office:value-type="float">
            <text:p>11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87" office:value-type="float">
            <text:p>4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652" office:value-type="float">
            <text:p>206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10" office:value-type="float">
            <text:p>35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519" office:value-type="float">
            <text:p>105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33" office:value-type="float">
            <text:p>119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75" office:value-type="float">
            <text:p>36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04" office:value-type="float">
            <text:p>48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98" office:value-type="float">
            <text:p>85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81" office:value-type="float">
            <text:p>11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52" office:value-type="float">
            <text:p>14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60" office:value-type="float">
            <text:p>71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326" office:value-type="float">
            <text:p>143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78" office:value-type="float">
            <text:p>10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713" office:value-type="float">
            <text:p>157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60" office:value-type="float">
            <text:p>47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02" office:value-type="float">
            <text:p>24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09" office:value-type="float">
            <text:p>12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25" office:value-type="float">
            <text:p>21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03" office:value-type="float">
            <text:p>24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61" office:value-type="float">
            <text:p>38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51" office:value-type="float">
            <text:p>2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950" office:value-type="float">
            <text:p>129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57" office:value-type="float">
            <text:p>70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35" office:value-type="float">
            <text:p>4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579" office:value-type="float">
            <text:p>195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39" office:value-type="float">
            <text:p>83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08" office:value-type="float">
            <text:p>32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27" office:value-type="float">
            <text:p>85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67" office:value-type="float">
            <text:p>37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5" office:value-type="float">
            <text:p>11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90" office:value-type="float">
            <text:p>3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69" office:value-type="float">
            <text:p>38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72" office:value-type="float">
            <text:p>8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74" office:value-type="float">
            <text:p>64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64" office:value-type="float">
            <text:p>39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22" office:value-type="float">
            <text:p>13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0" office:value-type="float">
            <text:p>11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10" office:value-type="float">
            <text:p>122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69" office:value-type="float">
            <text:p>64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85" office:value-type="float">
            <text:p>107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84" office:value-type="float">
            <text:p>40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49" office:value-type="float">
            <text:p>6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73" office:value-type="float">
            <text:p>122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9" office:value-type="float">
            <text:p>6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88" office:value-type="float">
            <text:p>37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35" office:value-type="float">
            <text:p>2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77" office:value-type="float">
            <text:p>54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60" office:value-type="float">
            <text:p>18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1" office:value-type="float">
            <text:p>8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6" office:value-type="float">
            <text:p>3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36" office:value-type="float">
            <text:p>1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0" office:value-type="float">
            <text:p>5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18" office:value-type="float">
            <text:p>28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60" office:value-type="float">
            <text:p>101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81" office:value-type="float">
            <text:p>28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68" office:value-type="float">
            <text:p>137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59" office:value-type="float">
            <text:p>99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96" office:value-type="float">
            <text:p>15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40" office:value-type="float">
            <text:p>36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43" office:value-type="float">
            <text:p>50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01" office:value-type="float">
            <text:p>119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35" office:value-type="float">
            <text:p>3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80" office:value-type="float">
            <text:p>60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11" office:value-type="float">
            <text:p>22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76" office:value-type="float">
            <text:p>56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81" office:value-type="float">
            <text:p>23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49" office:value-type="float">
            <text:p>45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28" office:value-type="float">
            <text:p>6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79" office:value-type="float">
            <text:p>41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948" office:value-type="float">
            <text:p>649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60" office:value-type="float">
            <text:p>42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59" office:value-type="float">
            <text:p>12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57" office:value-type="float">
            <text:p>77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65" office:value-type="float">
            <text:p>27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74" office:value-type="float">
            <text:p>28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06" office:value-type="float">
            <text:p>10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006" office:value-type="float">
            <text:p>290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08" office:value-type="float">
            <text:p>57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85" office:value-type="float">
            <text:p>137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01" office:value-type="float">
            <text:p>78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31" office:value-type="float">
            <text:p>12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10" office:value-type="float">
            <text:p>30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14" office:value-type="float">
            <text:p>46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79" office:value-type="float">
            <text:p>45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666" office:value-type="float">
            <text:p>336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89" office:value-type="float">
            <text:p>38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48" office:value-type="float">
            <text:p>17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85" office:value-type="float">
            <text:p>34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81" office:value-type="float">
            <text:p>4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59" office:value-type="float">
            <text:p>46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57" office:value-type="float">
            <text:p>65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485" office:value-type="float">
            <text:p>154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55" office:value-type="float">
            <text:p>21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545" office:value-type="float">
            <text:p>195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537" office:value-type="float">
            <text:p>405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entraal persoonsregister (CPR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1" office:value-type="float">
            <text:p>8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43" office:value-type="float">
            <text:p>49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250" office:value-type="float">
            <text:p>102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70" office:value-type="float">
            <text:p>88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16" office:value-type="float">
            <text:p>40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53" office:value-type="float">
            <text:p>19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42" office:value-type="float">
            <text:p>27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81" office:value-type="float">
            <text:p>38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82" office:value-type="float">
            <text:p>131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1" office:value-type="float">
            <text:p>9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97" office:value-type="float">
            <text:p>13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45" office:value-type="float">
            <text:p>86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10" office:value-type="float">
            <text:p>62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331" office:value-type="float">
            <text:p>373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438" office:value-type="float">
            <text:p>324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363" office:value-type="float">
            <text:p>263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43" office:value-type="float">
            <text:p>27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95" office:value-type="float">
            <text:p>25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35" office:value-type="float">
            <text:p>1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39" office:value-type="float">
            <text:p>15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84" office:value-type="float">
            <text:p>32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512" office:value-type="float">
            <text:p>455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7" office:value-type="float">
            <text:p>7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75" office:value-type="float">
            <text:p>19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873" office:value-type="float">
            <text:p>358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83" office:value-type="float">
            <text:p>1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7706" office:value-type="float">
            <text:p>3677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65" office:value-type="float">
            <text:p>27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27" office:value-type="float">
            <text:p>22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26" office:value-type="float">
            <text:p>33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32" office:value-type="float">
            <text:p>4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433" office:value-type="float">
            <text:p>714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48" office:value-type="float">
            <text:p>19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77" office:value-type="float">
            <text:p>65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99" office:value-type="float">
            <text:p>39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22" office:value-type="float">
            <text:p>15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35" office:value-type="float">
            <text:p>19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873" office:value-type="float">
            <text:p>668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56" office:value-type="float">
            <text:p>13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419" office:value-type="float">
            <text:p>234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10" office:value-type="float">
            <text:p>69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79" office:value-type="float">
            <text:p>67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40" office:value-type="float">
            <text:p>58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53" office:value-type="float">
            <text:p>24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91" office:value-type="float">
            <text:p>27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952" office:value-type="float">
            <text:p>129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58" office:value-type="float">
            <text:p>11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85" office:value-type="float">
            <text:p>36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74" office:value-type="float">
            <text:p>85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340" office:value-type="float">
            <text:p>183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11" office:value-type="float">
            <text:p>33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41" office:value-type="float">
            <text:p>18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5" office:value-type="float">
            <text:p>3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89" office:value-type="float">
            <text:p>24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85" office:value-type="float">
            <text:p>48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2" office:value-type="float">
            <text:p>8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08" office:value-type="float">
            <text:p>63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15" office:value-type="float">
            <text:p>42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22" office:value-type="float">
            <text:p>38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10" office:value-type="float">
            <text:p>14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25" office:value-type="float">
            <text:p>15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40" office:value-type="float">
            <text:p>56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25" office:value-type="float">
            <text:p>65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47" office:value-type="float">
            <text:p>23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44" office:value-type="float">
            <text:p>47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9" office:value-type="float">
            <text:p>1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43" office:value-type="float">
            <text:p>72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92" office:value-type="float">
            <text:p>29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89" office:value-type="float">
            <text:p>1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97" office:value-type="float">
            <text:p>20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11" office:value-type="float">
            <text:p>27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29" office:value-type="float">
            <text:p>63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91" office:value-type="float">
            <text:p>75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534" office:value-type="float">
            <text:p>225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90" office:value-type="float">
            <text:p>46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76" office:value-type="float">
            <text:p>90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7" office:value-type="float">
            <text:p>1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03" office:value-type="float">
            <text:p>26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81" office:value-type="float">
            <text:p>3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31" office:value-type="float">
            <text:p>70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63" office:value-type="float">
            <text:p>49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2" office:value-type="float">
            <text:p>7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79" office:value-type="float">
            <text:p>4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36" office:value-type="float">
            <text:p>60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97" office:value-type="float">
            <text:p>92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27" office:value-type="float">
            <text:p>74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021" office:value-type="float">
            <text:p>18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03" office:value-type="float">
            <text:p>21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12" office:value-type="float">
            <text:p>42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067" office:value-type="float">
            <text:p>170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4" office:value-type="float">
            <text:p>4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37" office:value-type="float">
            <text:p>46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28" office:value-type="float">
            <text:p>58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32" office:value-type="float">
            <text:p>3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1" office:value-type="float">
            <text:p>11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66" office:value-type="float">
            <text:p>96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14" office:value-type="float">
            <text:p>27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89" office:value-type="float">
            <text:p>83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17" office:value-type="float">
            <text:p>33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39" office:value-type="float">
            <text:p>50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31" office:value-type="float">
            <text:p>49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69" office:value-type="float">
            <text:p>60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16" office:value-type="float">
            <text:p>40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50" office:value-type="float">
            <text:p>94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96" office:value-type="float">
            <text:p>91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88" office:value-type="float">
            <text:p>67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96" office:value-type="float">
            <text:p>70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952" office:value-type="float">
            <text:p>119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70" office:value-type="float">
            <text:p>29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0" office:value-type="float">
            <text:p>5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149" office:value-type="float">
            <text:p>60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28" office:value-type="float">
            <text:p>58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37" office:value-type="float">
            <text:p>51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11" office:value-type="float">
            <text:p>76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6" office:value-type="float">
            <text:p>12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3" office:value-type="float">
            <text:p>8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46" office:value-type="float">
            <text:p>17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81" office:value-type="float">
            <text:p>1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61" office:value-type="float">
            <text:p>101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271" office:value-type="float">
            <text:p>132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57" office:value-type="float">
            <text:p>56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34" office:value-type="float">
            <text:p>23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32" office:value-type="float">
            <text:p>68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95" office:value-type="float">
            <text:p>85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39" office:value-type="float">
            <text:p>44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551" office:value-type="float">
            <text:p>185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38" office:value-type="float">
            <text:p>18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57" office:value-type="float">
            <text:p>13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357" office:value-type="float">
            <text:p>223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22" office:value-type="float">
            <text:p>114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03" office:value-type="float">
            <text:p>17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58" office:value-type="float">
            <text:p>69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3" office:value-type="float">
            <text:p>11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44" office:value-type="float">
            <text:p>8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57" office:value-type="float">
            <text:p>95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61" office:value-type="float">
            <text:p>26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65" office:value-type="float">
            <text:p>7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85" office:value-type="float">
            <text:p>94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165" office:value-type="float">
            <text:p>41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19" office:value-type="float">
            <text:p>126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96" office:value-type="float">
            <text:p>59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98" office:value-type="float">
            <text:p>136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336" office:value-type="float">
            <text:p>33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42" office:value-type="float">
            <text:p>7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74" office:value-type="float">
            <text:p>73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94" office:value-type="float">
            <text:p>12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22" office:value-type="float">
            <text:p>51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47" office:value-type="float">
            <text:p>17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5" office:value-type="float">
            <text:p>16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30" office:value-type="float">
            <text:p>27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78" office:value-type="float">
            <text:p>37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32" office:value-type="float">
            <text:p>34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60" office:value-type="float">
            <text:p>1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35" office:value-type="float">
            <text:p>52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041" office:value-type="float">
            <text:p>19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20" office:value-type="float">
            <text:p>61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28" office:value-type="float">
            <text:p>20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058" office:value-type="float">
            <text:p>100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38" office:value-type="float">
            <text:p>30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62" office:value-type="float">
            <text:p>57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918" office:value-type="float">
            <text:p>549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32" office:value-type="float">
            <text:p>15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85" office:value-type="float">
            <text:p>88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08" office:value-type="float">
            <text:p>21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95" office:value-type="float">
            <text:p>96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16" office:value-type="float">
            <text:p>77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71" office:value-type="float">
            <text:p>63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33" office:value-type="float">
            <text:p>25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84" office:value-type="float">
            <text:p>49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97" office:value-type="float">
            <text:p>19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43" office:value-type="float">
            <text:p>28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27" office:value-type="float">
            <text:p>86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47" office:value-type="float">
            <text:p>30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513" office:value-type="float">
            <text:p>115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417" office:value-type="float">
            <text:p>424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11" office:value-type="float">
            <text:p>50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78" office:value-type="float">
            <text:p>32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2" office:value-type="float">
            <text:p>11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03" office:value-type="float">
            <text:p>57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52" office:value-type="float">
            <text:p>53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98" office:value-type="float">
            <text:p>78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06" office:value-type="float">
            <text:p>29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64" office:value-type="float">
            <text:p>3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035" office:value-type="float">
            <text:p>980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59" office:value-type="float">
            <text:p>94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28" office:value-type="float">
            <text:p>40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54" office:value-type="float">
            <text:p>83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995" office:value-type="float">
            <text:p>449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89" office:value-type="float">
            <text:p>77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136" office:value-type="float">
            <text:p>721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746" office:value-type="float">
            <text:p>167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593" office:value-type="float">
            <text:p>125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99" office:value-type="float">
            <text:p>27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5" office:value-type="float">
            <text:p>9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741" office:value-type="float">
            <text:p>147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7" office:value-type="float">
            <text:p>9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2" office:value-type="float">
            <text:p>8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77" office:value-type="float">
            <text:p>42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88" office:value-type="float">
            <text:p>29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4" office:value-type="float">
            <text:p>12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80" office:value-type="float">
            <text:p>64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34" office:value-type="float">
            <text:p>19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17" office:value-type="float">
            <text:p>37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8" office:value-type="float">
            <text:p>20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24" office:value-type="float">
            <text:p>32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51" office:value-type="float">
            <text:p>2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47" office:value-type="float">
            <text:p>10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10" office:value-type="float">
            <text:p>133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909" office:value-type="float">
            <text:p>179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83" office:value-type="float">
            <text:p>79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51" office:value-type="float">
            <text:p>9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12" office:value-type="float">
            <text:p>34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23" office:value-type="float">
            <text:p>33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30" office:value-type="float">
            <text:p>76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84" office:value-type="float">
            <text:p>1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52" office:value-type="float">
            <text:p>22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30" office:value-type="float">
            <text:p>28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223" office:value-type="float">
            <text:p>102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09" office:value-type="float">
            <text:p>50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872" office:value-type="float">
            <text:p>158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58" office:value-type="float">
            <text:p>84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07" office:value-type="float">
            <text:p>60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723" office:value-type="float">
            <text:p>147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66" office:value-type="float">
            <text:p>7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952" office:value-type="float">
            <text:p>299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29" office:value-type="float">
            <text:p>13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8" office:value-type="float">
            <text:p>3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8" office:value-type="float">
            <text:p>8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65" office:value-type="float">
            <text:p>25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45" office:value-type="float">
            <text:p>2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8" office:value-type="float">
            <text:p>13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27" office:value-type="float">
            <text:p>50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64" office:value-type="float">
            <text:p>44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76" office:value-type="float">
            <text:p>37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0503" office:value-type="float">
            <text:p>2405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23" office:value-type="float">
            <text:p>10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22" office:value-type="float">
            <text:p>85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40" office:value-type="float">
            <text:p>13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44" office:value-type="float">
            <text:p>44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67" office:value-type="float">
            <text:p>94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534" office:value-type="float">
            <text:p>835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28" office:value-type="float">
            <text:p>18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33" office:value-type="float">
            <text:p>43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41" office:value-type="float">
            <text:p>32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40" office:value-type="float">
            <text:p>21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71" office:value-type="float">
            <text:p>10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72" office:value-type="float">
            <text:p>24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984" office:value-type="float">
            <text:p>819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85" office:value-type="float">
            <text:p>22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659" office:value-type="float">
            <text:p>396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34" office:value-type="float">
            <text:p>21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88" office:value-type="float">
            <text:p>28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7" office:value-type="float">
            <text:p>6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17" office:value-type="float">
            <text:p>62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96" office:value-type="float">
            <text:p>69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42" office:value-type="float">
            <text:p>1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424" office:value-type="float">
            <text:p>154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511" office:value-type="float">
            <text:p>155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56" office:value-type="float">
            <text:p>79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85" office:value-type="float">
            <text:p>99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45" office:value-type="float">
            <text:p>27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73" office:value-type="float">
            <text:p>77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38" office:value-type="float">
            <text:p>37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82" office:value-type="float">
            <text:p>77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06" office:value-type="float">
            <text:p>31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77" office:value-type="float">
            <text:p>57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63" office:value-type="float">
            <text:p>27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49" office:value-type="float">
            <text:p>53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78" office:value-type="float">
            <text:p>17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16" office:value-type="float">
            <text:p>2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848" office:value-type="float">
            <text:p>158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45" office:value-type="float">
            <text:p>140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78" office:value-type="float">
            <text:p>8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691" office:value-type="float">
            <text:p>186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5" office:value-type="float">
            <text:p>5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930" office:value-type="float">
            <text:p>15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0" office:value-type="float">
            <text:p>16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394" office:value-type="float">
            <text:p>363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75" office:value-type="float">
            <text:p>46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87" office:value-type="float">
            <text:p>38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98" office:value-type="float">
            <text:p>41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65" office:value-type="float">
            <text:p>54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4" office:value-type="float">
            <text:p>4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59" office:value-type="float">
            <text:p>104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7" office:value-type="float">
            <text:p>16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78" office:value-type="float">
            <text:p>31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64" office:value-type="float">
            <text:p>79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126" office:value-type="float">
            <text:p>30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53" office:value-type="float">
            <text:p>163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075" office:value-type="float">
            <text:p>11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133" office:value-type="float">
            <text:p>291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13" office:value-type="float">
            <text:p>22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61" office:value-type="float">
            <text:p>24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06" office:value-type="float">
            <text:p>83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79" office:value-type="float">
            <text:p>38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582" office:value-type="float">
            <text:p>385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20" office:value-type="float">
            <text:p>24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83" office:value-type="float">
            <text:p>1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332" office:value-type="float">
            <text:p>453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91" office:value-type="float">
            <text:p>3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97" office:value-type="float">
            <text:p>11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60" office:value-type="float">
            <text:p>41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2" office:value-type="float">
            <text:p>13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84" office:value-type="float">
            <text:p>57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40" office:value-type="float">
            <text:p>28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40" office:value-type="float">
            <text:p>27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47" office:value-type="float">
            <text:p>90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82" office:value-type="float">
            <text:p>43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127" office:value-type="float">
            <text:p>481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2" office:value-type="float">
            <text:p>4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97" office:value-type="float">
            <text:p>112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20" office:value-type="float">
            <text:p>37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35" office:value-type="float">
            <text:p>36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51" office:value-type="float">
            <text:p>43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82" office:value-type="float">
            <text:p>37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9" office:value-type="float">
            <text:p>7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18" office:value-type="float">
            <text:p>16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53" office:value-type="float">
            <text:p>29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72" office:value-type="float">
            <text:p>37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063" office:value-type="float">
            <text:p>220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908" office:value-type="float">
            <text:p>179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783" office:value-type="float">
            <text:p>207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5" office:value-type="float">
            <text:p>7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47" office:value-type="float">
            <text:p>20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9" office:value-type="float">
            <text:p>6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92" office:value-type="float">
            <text:p>82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88" office:value-type="float">
            <text:p>45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07" office:value-type="float">
            <text:p>69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586" office:value-type="float">
            <text:p>155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26" office:value-type="float">
            <text:p>93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52" office:value-type="float">
            <text:p>21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73" office:value-type="float">
            <text:p>25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03" office:value-type="float">
            <text:p>44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0" office:value-type="float">
            <text:p>14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37" office:value-type="float">
            <text:p>24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73" office:value-type="float">
            <text:p>58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41" office:value-type="float">
            <text:p>85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52" office:value-type="float">
            <text:p>15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4" office:value-type="float">
            <text:p>3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0" office:value-type="float">
            <text:p>4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50" office:value-type="float">
            <text:p>17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572" office:value-type="float">
            <text:p>155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9" office:value-type="float">
            <text:p>8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54" office:value-type="float">
            <text:p>46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320" office:value-type="float">
            <text:p>193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" office:value-type="float">
            <text:p>1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4" office:value-type="float">
            <text:p>5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637" office:value-type="float">
            <text:p>236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21" office:value-type="float">
            <text:p>28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39" office:value-type="float">
            <text:p>18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42" office:value-type="float">
            <text:p>4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92" office:value-type="float">
            <text:p>17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7" office:value-type="float">
            <text:p>20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7" office:value-type="float">
            <text:p>7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65" office:value-type="float">
            <text:p>3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0" office:value-type="float">
            <text:p>14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88" office:value-type="float">
            <text:p>60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45" office:value-type="float">
            <text:p>17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13" office:value-type="float">
            <text:p>22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59" office:value-type="float">
            <text:p>30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130" office:value-type="float">
            <text:p>141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1" office:value-type="float">
            <text:p>9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71" office:value-type="float">
            <text:p>65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4" office:value-type="float">
            <text:p>8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78" office:value-type="float">
            <text:p>6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69" office:value-type="float">
            <text:p>83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92" office:value-type="float">
            <text:p>18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8" office:value-type="float">
            <text:p>6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42" office:value-type="float">
            <text:p>80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11" office:value-type="float">
            <text:p>32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927" office:value-type="float">
            <text:p>439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90" office:value-type="float">
            <text:p>4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817" office:value-type="float">
            <text:p>528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74" office:value-type="float">
            <text:p>10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349" office:value-type="float">
            <text:p>153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9" office:value-type="float">
            <text:p>20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17" office:value-type="float">
            <text:p>36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455" office:value-type="float">
            <text:p>21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59" office:value-type="float">
            <text:p>52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50" office:value-type="float">
            <text:p>104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70" office:value-type="float">
            <text:p>12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43" office:value-type="float">
            <text:p>8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53" office:value-type="float">
            <text:p>19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65" office:value-type="float">
            <text:p>30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43" office:value-type="float">
            <text:p>26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49" office:value-type="float">
            <text:p>26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40" office:value-type="float">
            <text:p>24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38" office:value-type="float">
            <text:p>18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40" office:value-type="float">
            <text:p>20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54" office:value-type="float">
            <text:p>98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74" office:value-type="float">
            <text:p>2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69" office:value-type="float">
            <text:p>88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98" office:value-type="float">
            <text:p>34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77" office:value-type="float">
            <text:p>95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49" office:value-type="float">
            <text:p>4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27" office:value-type="float">
            <text:p>19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86" office:value-type="float">
            <text:p>106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47" office:value-type="float">
            <text:p>12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07" office:value-type="float">
            <text:p>42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96" office:value-type="float">
            <text:p>29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731" office:value-type="float">
            <text:p>147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79" office:value-type="float">
            <text:p>45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69" office:value-type="float">
            <text:p>38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83" office:value-type="float">
            <text:p>51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31" office:value-type="float">
            <text:p>15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96" office:value-type="float">
            <text:p>38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90" office:value-type="float">
            <text:p>28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577" office:value-type="float">
            <text:p>165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556" office:value-type="float">
            <text:p>565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80" office:value-type="float">
            <text:p>57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01" office:value-type="float">
            <text:p>17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8" office:value-type="float">
            <text:p>16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95" office:value-type="float">
            <text:p>33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4" office:value-type="float">
            <text:p>10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81" office:value-type="float">
            <text:p>41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44" office:value-type="float">
            <text:p>28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93" office:value-type="float">
            <text:p>14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20" office:value-type="float">
            <text:p>34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14" office:value-type="float">
            <text:p>43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8" office:value-type="float">
            <text:p>14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76" office:value-type="float">
            <text:p>25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77" office:value-type="float">
            <text:p>34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26" office:value-type="float">
            <text:p>64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78" office:value-type="float">
            <text:p>11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2" office:value-type="float">
            <text:p>9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2" office:value-type="float">
            <text:p>8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951" office:value-type="float">
            <text:p>199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45" office:value-type="float">
            <text:p>76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5" office:value-type="float">
            <text:p>13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7" office:value-type="float">
            <text:p>11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63" office:value-type="float">
            <text:p>20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39" office:value-type="float">
            <text:p>46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64" office:value-type="float">
            <text:p>63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5" office:value-type="float">
            <text:p>20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04" office:value-type="float">
            <text:p>49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66" office:value-type="float">
            <text:p>24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71" office:value-type="float">
            <text:p>2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17" office:value-type="float">
            <text:p>14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3" office:value-type="float">
            <text:p>4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53" office:value-type="float">
            <text:p>45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00" office:value-type="float">
            <text:p>93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08" office:value-type="float">
            <text:p>32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67" office:value-type="float">
            <text:p>14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81" office:value-type="float">
            <text:p>31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20" office:value-type="float">
            <text:p>31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23" office:value-type="float">
            <text:p>35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72" office:value-type="float">
            <text:p>25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06" office:value-type="float">
            <text:p>23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519" office:value-type="float">
            <text:p>125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55" office:value-type="float">
            <text:p>86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25" office:value-type="float">
            <text:p>24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48" office:value-type="float">
            <text:p>70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64" office:value-type="float">
            <text:p>54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14" office:value-type="float">
            <text:p>17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42" office:value-type="float">
            <text:p>50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81" office:value-type="float">
            <text:p>38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26" office:value-type="float">
            <text:p>14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86" office:value-type="float">
            <text:p>25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023" office:value-type="float">
            <text:p>210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08" office:value-type="float">
            <text:p>50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19" office:value-type="float">
            <text:p>69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3" office:value-type="float">
            <text:p>9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27" office:value-type="float">
            <text:p>52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26" office:value-type="float">
            <text:p>47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7" office:value-type="float">
            <text:p>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27" office:value-type="float">
            <text:p>38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83" office:value-type="float">
            <text:p>37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2" office:value-type="float">
            <text:p>7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1" office:value-type="float">
            <text:p>5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05" office:value-type="float">
            <text:p>1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4" office:value-type="float">
            <text:p>16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9" office:value-type="float">
            <text:p>10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4" office:value-type="float">
            <text:p>6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74" office:value-type="float">
            <text:p>13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768" office:value-type="float">
            <text:p>117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654" office:value-type="float">
            <text:p>756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13" office:value-type="float">
            <text:p>32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6" office:value-type="float">
            <text:p>5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4" office:value-type="float">
            <text:p>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31" office:value-type="float">
            <text:p>45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234" office:value-type="float">
            <text:p>18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34" office:value-type="float">
            <text:p>121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96" office:value-type="float">
            <text:p>68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64" office:value-type="float">
            <text:p>31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78" office:value-type="float">
            <text:p>2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50" office:value-type="float">
            <text:p>86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79" office:value-type="float">
            <text:p>19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31" office:value-type="float">
            <text:p>38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48" office:value-type="float">
            <text:p>114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03" office:value-type="float">
            <text:p>38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70" office:value-type="float">
            <text:p>12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99" office:value-type="float">
            <text:p>27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76" office:value-type="float">
            <text:p>59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5" office:value-type="float">
            <text:p>10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56" office:value-type="float">
            <text:p>81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1" office:value-type="float">
            <text:p>4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10" office:value-type="float">
            <text:p>23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66" office:value-type="float">
            <text:p>5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14" office:value-type="float">
            <text:p>83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82" office:value-type="float">
            <text:p>97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9" office:value-type="float">
            <text:p>12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6" office:value-type="float">
            <text:p>10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329" office:value-type="float">
            <text:p>143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97" office:value-type="float">
            <text:p>44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34" office:value-type="float">
            <text:p>86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95" office:value-type="float">
            <text:p>21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95" office:value-type="float">
            <text:p>92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98" office:value-type="float">
            <text:p>25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92" office:value-type="float">
            <text:p>22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946" office:value-type="float">
            <text:p>219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97" office:value-type="float">
            <text:p>46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10" office:value-type="float">
            <text:p>118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79" office:value-type="float">
            <text:p>33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69" office:value-type="float">
            <text:p>21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enbaar Lichaam Z.IJ.P.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50" office:value-type="float">
            <text:p>60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56" office:value-type="float">
            <text:p>34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64" office:value-type="float">
            <text:p>50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24" office:value-type="float">
            <text:p>128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076" office:value-type="float">
            <text:p>240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47" office:value-type="float">
            <text:p>24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9" office:value-type="float">
            <text:p>4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40" office:value-type="float">
            <text:p>38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0" office:value-type="float">
            <text:p>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08" office:value-type="float">
            <text:p>77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72" office:value-type="float">
            <text:p>40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91" office:value-type="float">
            <text:p>5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00" office:value-type="float">
            <text:p>58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28" office:value-type="float">
            <text:p>27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65" office:value-type="float">
            <text:p>35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4" office:value-type="float">
            <text:p>10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402" office:value-type="float">
            <text:p>124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88" office:value-type="float">
            <text:p>23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0" office:value-type="float">
            <text:p>6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71" office:value-type="float">
            <text:p>80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2" office:value-type="float">
            <text:p>5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43" office:value-type="float">
            <text:p>106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37" office:value-type="float">
            <text:p>20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17" office:value-type="float">
            <text:p>49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815" office:value-type="float">
            <text:p>188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62" office:value-type="float">
            <text:p>18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54" office:value-type="float">
            <text:p>96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69" office:value-type="float">
            <text:p>28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74" office:value-type="float">
            <text:p>120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84" office:value-type="float">
            <text:p>59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87" office:value-type="float">
            <text:p>37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10" office:value-type="float">
            <text:p>44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09" office:value-type="float">
            <text:p>95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179" office:value-type="float">
            <text:p>181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40" office:value-type="float">
            <text:p>15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47" office:value-type="float">
            <text:p>35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375" office:value-type="float">
            <text:p>253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62" office:value-type="float">
            <text:p>85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86" office:value-type="float">
            <text:p>3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233" office:value-type="float">
            <text:p>232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9" office:value-type="float">
            <text:p>1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9" office:value-type="float">
            <text:p>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26" office:value-type="float">
            <text:p>58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07" office:value-type="float">
            <text:p>26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62" office:value-type="float">
            <text:p>108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223" office:value-type="float">
            <text:p>272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27" office:value-type="float">
            <text:p>86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305" office:value-type="float">
            <text:p>193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81" office:value-type="float">
            <text:p>19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04" office:value-type="float">
            <text:p>28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919" office:value-type="float">
            <text:p>279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7" office:value-type="float">
            <text:p>7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46" office:value-type="float">
            <text:p>118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35" office:value-type="float">
            <text:p>1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6466" office:value-type="float">
            <text:p>2964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45" office:value-type="float">
            <text:p>72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6" office:value-type="float">
            <text:p>7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13" office:value-type="float">
            <text:p>97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90" office:value-type="float">
            <text:p>3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81" office:value-type="float">
            <text:p>16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81" office:value-type="float">
            <text:p>3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68" office:value-type="float">
            <text:p>47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32" office:value-type="float">
            <text:p>64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44" office:value-type="float">
            <text:p>86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45" office:value-type="float">
            <text:p>84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91" office:value-type="float">
            <text:p>35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31" office:value-type="float">
            <text:p>37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2" office:value-type="float">
            <text:p>5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28" office:value-type="float">
            <text:p>19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16" office:value-type="float">
            <text:p>39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764" office:value-type="float">
            <text:p>37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0" office:value-type="float">
            <text:p>4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60" office:value-type="float">
            <text:p>97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10" office:value-type="float">
            <text:p>17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37" office:value-type="float">
            <text:p>30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13" office:value-type="float">
            <text:p>36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11" office:value-type="float">
            <text:p>38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22" office:value-type="float">
            <text:p>54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1" office:value-type="float">
            <text:p>7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89" office:value-type="float">
            <text:p>32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21" office:value-type="float">
            <text:p>3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3" office:value-type="float">
            <text:p>7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5" office:value-type="float">
            <text:p>10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14" office:value-type="float">
            <text:p>17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47" office:value-type="float">
            <text:p>25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4" office:value-type="float">
            <text:p>11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48" office:value-type="float">
            <text:p>59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22" office:value-type="float">
            <text:p>78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134" office:value-type="float">
            <text:p>171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30" office:value-type="float">
            <text:p>42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4" office:value-type="float">
            <text:p>3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543" office:value-type="float">
            <text:p>115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88" office:value-type="float">
            <text:p>68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1" office:value-type="float">
            <text:p>3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27" office:value-type="float">
            <text:p>15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032" office:value-type="float">
            <text:p>250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86" office:value-type="float">
            <text:p>42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89" office:value-type="float">
            <text:p>14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3" office:value-type="float">
            <text:p>3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921" office:value-type="float">
            <text:p>209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10" office:value-type="float">
            <text:p>78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40" office:value-type="float">
            <text:p>72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484" office:value-type="float">
            <text:p>20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88" office:value-type="float">
            <text:p>40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16" office:value-type="float">
            <text:p>3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222" office:value-type="float">
            <text:p>172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8" office:value-type="float">
            <text:p>12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93" office:value-type="float">
            <text:p>61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4" office:value-type="float">
            <text:p>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26" office:value-type="float">
            <text:p>90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9" office:value-type="float">
            <text:p>9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22" office:value-type="float">
            <text:p>67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22" office:value-type="float">
            <text:p>22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563" office:value-type="float">
            <text:p>105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46" office:value-type="float">
            <text:p>64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4" office:value-type="float">
            <text:p>7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82" office:value-type="float">
            <text:p>21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14" office:value-type="float">
            <text:p>23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8" office:value-type="float">
            <text:p>12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42" office:value-type="float">
            <text:p>41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25" office:value-type="float">
            <text:p>37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85" office:value-type="float">
            <text:p>42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89" office:value-type="float">
            <text:p>90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94" office:value-type="float">
            <text:p>40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06" office:value-type="float">
            <text:p>23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786" office:value-type="float">
            <text:p>17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58" office:value-type="float">
            <text:p>22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40" office:value-type="float">
            <text:p>27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18" office:value-type="float">
            <text:p>62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80" office:value-type="float">
            <text:p>93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06" office:value-type="float">
            <text:p>13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653" office:value-type="float">
            <text:p>146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0" office:value-type="float">
            <text:p>2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963" office:value-type="float">
            <text:p>149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834" office:value-type="float">
            <text:p>768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96" office:value-type="float">
            <text:p>83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39" office:value-type="float">
            <text:p>57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11" office:value-type="float">
            <text:p>50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12" office:value-type="float">
            <text:p>163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11" office:value-type="float">
            <text:p>39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86" office:value-type="float">
            <text:p>46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21" office:value-type="float">
            <text:p>112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18" office:value-type="float">
            <text:p>19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10" office:value-type="float">
            <text:p>18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22" office:value-type="float">
            <text:p>51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69" office:value-type="float">
            <text:p>23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4" office:value-type="float">
            <text:p>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33" office:value-type="float">
            <text:p>26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519" office:value-type="float">
            <text:p>1215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12" office:value-type="float">
            <text:p>52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74" office:value-type="float">
            <text:p>5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41" office:value-type="float">
            <text:p>63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82" office:value-type="float">
            <text:p>29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28" office:value-type="float">
            <text:p>136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56" office:value-type="float">
            <text:p>144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359" office:value-type="float">
            <text:p>203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28" office:value-type="float">
            <text:p>23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310" office:value-type="float">
            <text:p>123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732" office:value-type="float">
            <text:p>167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742" office:value-type="float">
            <text:p>307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61" office:value-type="float">
            <text:p>34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578" office:value-type="float">
            <text:p>315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94" office:value-type="float">
            <text:p>163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04" office:value-type="float">
            <text:p>22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26" office:value-type="float">
            <text:p>73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51" office:value-type="float">
            <text:p>3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41" office:value-type="float">
            <text:p>42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998" office:value-type="float">
            <text:p>399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88" office:value-type="float">
            <text:p>81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50" office:value-type="float">
            <text:p>16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85" office:value-type="float">
            <text:p>80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0" office:value-type="float">
            <text:p>5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30" office:value-type="float">
            <text:p>6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834" office:value-type="float">
            <text:p>228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7" office:value-type="float">
            <text:p>3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4" office:value-type="float">
            <text:p>10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34" office:value-type="float">
            <text:p>4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231" office:value-type="float">
            <text:p>232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27" office:value-type="float">
            <text:p>34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004" office:value-type="float">
            <text:p>110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09" office:value-type="float">
            <text:p>11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03" office:value-type="float">
            <text:p>36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74" office:value-type="float">
            <text:p>46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21" office:value-type="float">
            <text:p>84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991" office:value-type="float">
            <text:p>11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6" office:value-type="float">
            <text:p>14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93" office:value-type="float">
            <text:p>72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02" office:value-type="float">
            <text:p>145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14" office:value-type="float">
            <text:p>108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938" office:value-type="float">
            <text:p>14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25" office:value-type="float">
            <text:p>48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52" office:value-type="float">
            <text:p>22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15" office:value-type="float">
            <text:p>20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00" office:value-type="float">
            <text:p>26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25" office:value-type="float">
            <text:p>38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47" office:value-type="float">
            <text:p>2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31" office:value-type="float">
            <text:p>140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99" office:value-type="float">
            <text:p>66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66" office:value-type="float">
            <text:p>40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884" office:value-type="float">
            <text:p>188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53" office:value-type="float">
            <text:p>84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96" office:value-type="float">
            <text:p>30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40" office:value-type="float">
            <text:p>84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77" office:value-type="float">
            <text:p>35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8" office:value-type="float">
            <text:p>10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44" office:value-type="float">
            <text:p>3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51" office:value-type="float">
            <text:p>35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8" office:value-type="float">
            <text:p>7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67" office:value-type="float">
            <text:p>60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61" office:value-type="float">
            <text:p>24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45" office:value-type="float">
            <text:p>3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48" office:value-type="float">
            <text:p>12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26" office:value-type="float">
            <text:p>10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22" office:value-type="float">
            <text:p>121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65" office:value-type="float">
            <text:p>64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593" office:value-type="float">
            <text:p>105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31" office:value-type="float">
            <text:p>40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87" office:value-type="float">
            <text:p>59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248" office:value-type="float">
            <text:p>122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1" office:value-type="float">
            <text:p>6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41" office:value-type="float">
            <text:p>35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25" office:value-type="float">
            <text:p>22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13" office:value-type="float">
            <text:p>55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95" office:value-type="float">
            <text:p>17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5" office:value-type="float">
            <text:p>8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8" office:value-type="float">
            <text:p>3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50" office:value-type="float">
            <text:p>15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6" office:value-type="float">
            <text:p>4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95" office:value-type="float">
            <text:p>26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53" office:value-type="float">
            <text:p>107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44" office:value-type="float">
            <text:p>2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50" office:value-type="float">
            <text:p>138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52" office:value-type="float">
            <text:p>99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32" office:value-type="float">
            <text:p>15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35" office:value-type="float">
            <text:p>3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14" office:value-type="float">
            <text:p>48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285" office:value-type="float">
            <text:p>122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82" office:value-type="float">
            <text:p>32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76" office:value-type="float">
            <text:p>57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29" office:value-type="float">
            <text:p>22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87" office:value-type="float">
            <text:p>55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67" office:value-type="float">
            <text:p>22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71" office:value-type="float">
            <text:p>45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73" office:value-type="float">
            <text:p>6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25" office:value-type="float">
            <text:p>39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92" office:value-type="float">
            <text:p>58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767" office:value-type="float">
            <text:p>647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93" office:value-type="float">
            <text:p>42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74" office:value-type="float">
            <text:p>85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44" office:value-type="float">
            <text:p>26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06" office:value-type="float">
            <text:p>28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3" office:value-type="float">
            <text:p>9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778" office:value-type="float">
            <text:p>327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81" office:value-type="float">
            <text:p>5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13" office:value-type="float">
            <text:p>136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70" office:value-type="float">
            <text:p>76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3" office:value-type="float">
            <text:p>11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74" office:value-type="float">
            <text:p>28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08" office:value-type="float">
            <text:p>48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72" office:value-type="float">
            <text:p>43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232" office:value-type="float">
            <text:p>342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12" office:value-type="float">
            <text:p>37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97" office:value-type="float">
            <text:p>16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57" office:value-type="float">
            <text:p>36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66" office:value-type="float">
            <text:p>48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91" office:value-type="float">
            <text:p>43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77" office:value-type="float">
            <text:p>62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485" office:value-type="float">
            <text:p>164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2" office:value-type="float">
            <text:p>13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100" office:value-type="float">
            <text:p>201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174" office:value-type="float">
            <text:p>43174</text:p>
          </table:table-cell>
          <table:table-cell table:number-columns-repeated="1021"/>
        </table:table-row>
        <table:table-row table:style-name="ro2">
          <table:table-cell ns41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0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08T13:36:08.277934000</dc:date>
    <meta:editing-cycles>3</meta:editing-cycles>
    <meta:editing-duration>PT7M42S</meta:editing-duration>
    <meta:document-statistic meta:object-count="0" meta:cell-count="6284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